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020000000204B249CA79A42C6D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8.534cm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50%"/>
    </style:style>
    <style:style style:name="gr4" style:family="graphic" style:parent-style-name="standard">
      <style:graphic-properties draw:stroke="none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5.544cm" fo:min-width="4.79cm"/>
    </style:style>
    <style:style style:name="gr6" style:family="graphic" style:parent-style-name="standard">
      <style:graphic-properties draw:fill="none" draw:textarea-vertical-align="middle" draw:auto-grow-height="false" fo:min-height="5.628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8" style:family="graphic" style:parent-style-name="standard">
      <style:graphic-properties draw:fill="none" draw:textarea-vertical-align="middle" draw:auto-grow-height="false" fo:min-height="8.57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2a6099" draw:fill="none" draw:fill-color="#ffffff" draw:auto-grow-height="true" draw:auto-grow-width="false" fo:max-height="0cm" fo:min-height="12.7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draw:fill="none" draw:textarea-vertical-align="middle" draw:shadow="hidden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 draw:shadow="hidden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 draw:shadow="hidden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="none"/>
      <style:paragraph-properties fo:text-align="center"/>
      <style:text-properties fo:font-size="14pt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8" style:family="paragraph">
      <style:paragraph-properties fo:text-align="center"/>
      <style:text-properties fo:font-size="14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font-size="14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a933" fo:font-weight="bold" style:font-weight-asian="bold" style:font-weight-complex="bold"/>
    </style:style>
    <style:style style:name="T3" style:family="text">
      <style:text-properties fo:color="#2f09fa" fo:font-weight="bold" style:font-weight-asian="bold" style:font-weight-complex="bold"/>
    </style:style>
    <style:style style:name="T4" style:family="text">
      <style:text-properties fo:color="#ff4000" fo:font-weight="bold" style:font-weight-asian="bold" style:font-weight-complex="bold"/>
    </style:style>
    <style:style style:name="T5" style:family="text">
      <style:text-properties style:text-position="-33% 58%"/>
    </style:style>
    <style:style style:name="T6" style:family="text">
      <style:text-properties fo:color="#2f09fa"/>
    </style:style>
    <style:style style:name="T7" style:family="text">
      <style:text-properties fo:color="#2f09fa" fo:background-color="#ffffff"/>
    </style:style>
    <style:style style:name="T8" style:family="text">
      <style:text-properties fo:color="#ff8000" fo:font-weight="bold" style:font-weight-asian="bold" style:font-weight-complex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2f09fa" fo:font-size="14pt"/>
    </style:style>
    <style:style style:name="T11" style:family="text">
      <style:text-properties fo:font-size="14pt"/>
    </style:style>
    <style:style style:name="T12" style:family="text">
      <style:text-properties fo:color="#ff8000" fo:font-size="14pt" fo:font-weight="bold" style:font-weight-asian="bold" style:font-weight-complex="bold"/>
    </style:style>
    <style:style style:name="T13" style:family="text">
      <style:text-properties fo:color="#000000" fo:font-size="14pt" fo:font-weight="bold" style:font-weight-asian="bold" style:font-weight-complex="bold"/>
    </style:style>
    <style:style style:name="T14" style:family="text">
      <style:text-properties fo:color="#2f09fa" fo:font-size="14pt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8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a933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size-asian="12pt" style:font-size-complex="12pt"/>
    </style:style>
    <style:style style:name="T21" style:family="text">
      <style:text-properties style:text-position="-33% 58%" fo:font-size="14pt" style:font-size-asian="14pt" style:font-size-complex="14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a933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8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8.497cm" svg:height="9.494cm" svg:x="-0.151cm" svg:y="3.523cm">
          <draw:text-box>
            <text:p><text:span text:style-name="T1">NB</text:span> </text:p>
            <text:p>- We use <text:span text:style-name="T2">Poin</text:span><text:span text:style-name="T2">t3</text:span> and <text:span text:style-name="T3">Colo</text:span><text:span text:style-name="T3">ur</text:span> as an alias for <text:span text:style-name="T4">Vec3</text:span>.</text:p>
            <text:p><text:s/>- <text:span text:style-name="T2">Poin</text:span><text:span text:style-name="T2">t3</text:span> is used to designate a position in space. <text:s text:c="5"/><text:s text:c="9"/><text:s text:c="9"/><text:s text:c="9"/><text:s text:c="9"/><text:s text:c="9"/><text:s text:c="9"/><text:s text:c="9"/><text:s text:c="9"/><text:s text:c="3"/>- <text:span text:style-name="T4">Vec3</text:span> is used for shifting points around or calculating the distance between them. <text:s text:c="7"/><text:s text:c="9"/><text:s text:c="9"/><text:s text:c="3"/></text:p>
            <text:p>This is worth reminding yourself about when reading code. <text:s text:c="7"/><text:s text:c="9"/><text:s text:c="9"/><text:s text:c="9"/><text:s text:c="9"/><text:s text:c="9"/><text:s text:c="9"/><text:s text:c="9"/><text:s text:c="9"/><text:s text:c="9"/><text:s text:c="9"/><text:s text:c="9"/><text:s text:c="9"/><text:s text:c="9"/><text:s text:c="9"/><text:s text:c="9"/><text:s text:c="9"/><text:s text:c="9"/><text:s text:c="9"/><text:s text:c="9"/><text:s text:c="9"/><text:s text:c="9"/><text:s text:c="9"/><text:s text:c="9"/><text:s text:c="6"/></text:p>
            <text:p>We use a viewport and place it between our eye (i.e. camera) and the scene. Our output image is like a blank canvas where we need to determine a colour for each pixel. </text:p>
            <text:p/>
            <text:p>For each pixel, we map it to a location on the viewport. </text:p>
            <text:p>We then calculate the colour of the ray endpoints as they land on the viewport. This colour is then applied to the pixel on the final output image.</text:p>
          </draw:text-box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3d:scene draw:style-name="gr3" svg:width="4.4cm" svg:height="4.4cm" svg:x="8.6cm" svg:y="1.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aw:custom-shape draw:style-name="gr5" draw:text-style-name="P3" draw:layer="layout" svg:width="8.4cm" svg:height="9.2cm" draw:transform="rotate (1.5707963267949) translate (2cm 10.1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6cm" svg:height="6.2cm" svg:x="11.4cm" svg:y="3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6" draw:layer="layout" svg:width="2.7cm" svg:height="1.361cm" svg:x="11.6cm" svg:y="7.2cm">
          <draw:text-box>
            <text:p text:style-name="P5">V<text:span text:style-name="T5">h</text:span> = 2.0</text:p>
          </draw:text-box>
        </draw:frame>
        <draw:custom-shape draw:style-name="gr8" draw:text-style-name="P4" draw:layer="layout" svg:width="0.533cm" svg:height="9.304cm" draw:transform="skewX (0.016929693744345) rotate (1.36135681655558) translate (2.248cm 1.605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6" draw:layer="layout" svg:width="3.3cm" svg:height="1.673cm" svg:x="5.6cm" svg:y="1.127cm">
          <draw:text-box>
            <text:p text:style-name="P5">V<text:span text:style-name="T5">w</text:span> = 3.56</text:p>
          </draw:text-box>
        </draw:frame>
        <draw:frame draw:style-name="gr10" draw:text-style-name="P6" draw:layer="layout" svg:width="12cm" svg:height="13.016cm" svg:x="14.2cm" svg:y="0.2cm">
          <draw:text-box>
            <text:p text:style-name="P5"><text:span text:style-name="T6">Asp</text:span><text:span text:style-name="T6">ect </text:span><text:span text:style-name="T6">Rati</text:span><text:span text:style-name="T6">o</text:span> = 16/9 = 1.78</text:p>
            <text:p text:style-name="P5"><text:span text:style-name="T6">Vie</text:span><text:span text:style-name="T6">wp</text:span><text:span text:style-name="T6">ort </text:span><text:span text:style-name="T6">Hei</text:span><text:span text:style-name="T6">ght</text:span> = 2.0</text:p>
            <text:p text:style-name="P5"><text:span text:style-name="T7">Vei</text:span><text:span text:style-name="T7">wp</text:span><text:span text:style-name="T7">ort </text:span><text:span text:style-name="T7">Wid</text:span><text:span text:style-name="T7">th</text:span> = (2.0 * 1.78) = 3.56</text:p>
            <text:p text:style-name="P5"><text:span text:style-name="T6">Foc</text:span><text:span text:style-name="T6">al </text:span><text:span text:style-name="T6">Len</text:span><text:span text:style-name="T6">gth</text:span> = 1.0</text:p>
            <text:p text:style-name="P5"><text:span text:style-name="T6">Hor</text:span><text:span text:style-name="T6">izo</text:span><text:span text:style-name="T6">ntal </text:span><text:span text:style-name="T6">Vec</text:span><text:span text:style-name="T6">tor</text:span> = <text:span text:style-name="T8">Vec</text:span><text:span text:style-name="T8">3</text:span><text:span text:style-name="T9">(3.</text:span><text:span text:style-name="T9">56,</text:span><text:span text:style-name="T9">0,0)</text:span></text:p>
            <text:p text:style-name="P5"><text:span text:style-name="T10">Vert</text:span><text:span text:style-name="T10">ical </text:span><text:span text:style-name="T10">Vec</text:span><text:span text:style-name="T10">tor</text:span><text:span text:style-name="T11"> </text:span><text:span text:style-name="T11">= </text:span><text:span text:style-name="T12">Vec</text:span><text:span text:style-name="T12">3</text:span><text:span text:style-name="T13">(0,</text:span><text:span text:style-name="T13">2,0)</text:span></text:p>
            <text:p text:style-name="P5"><text:span text:style-name="T11"/></text:p>
            <text:p text:style-name="P7"><text:span text:style-name="T14">Lo</text:span><text:span text:style-name="T14">wer </text:span><text:span text:style-name="T14">Left </text:span><text:span text:style-name="T14">Cor</text:span><text:span text:style-name="T14">ner</text:span><text:span text:style-name="T15"> </text:span><text:span text:style-name="T15">= </text:span><text:span text:style-name="T15">Ori</text:span><text:span text:style-name="T15">gin </text:span><text:span text:style-name="T15">– </text:span><text:span text:style-name="T15">(Ho</text:span><text:span text:style-name="T15">rizo</text:span><text:span text:style-name="T15">ntal </text:span><text:span text:style-name="T15">Vec</text:span><text:span text:style-name="T15">tor / </text:span><text:span text:style-name="T15">2) – </text:span><text:span text:style-name="T15">(Ve</text:span><text:span text:style-name="T15">rtic</text:span><text:span text:style-name="T15">al </text:span><text:span text:style-name="T15">Vec</text:span><text:span text:style-name="T15">tor / </text:span><text:span text:style-name="T15">2) – </text:span><text:span text:style-name="T15">Vec</text:span><text:span text:style-name="T15">3(0, </text:span><text:span text:style-name="T15">0, </text:span><text:span text:style-name="T15">Foc</text:span><text:span text:style-name="T15">al </text:span><text:span text:style-name="T15">Len</text:span><text:span text:style-name="T15">gth)</text:span></text:p>
            <text:p text:style-name="P7"><text:span text:style-name="T15"/></text:p>
            <text:p text:style-name="P7"><text:span text:style-name="T14">Lo</text:span><text:span text:style-name="T14">wer </text:span><text:span text:style-name="T14">Left </text:span><text:span text:style-name="T14">Cor</text:span><text:span text:style-name="T14">ner</text:span><text:span text:style-name="T15"> </text:span><text:span text:style-name="T15">= </text:span><text:span text:style-name="T15">Poi</text:span><text:span text:style-name="T15">nt3(</text:span><text:span text:style-name="T15">0,0,</text:span><text:span text:style-name="T15">0) – </text:span><text:span text:style-name="T16">Vec</text:span><text:span text:style-name="T16">3</text:span><text:span text:style-name="T17">(1.</text:span><text:span text:style-name="T17">78,</text:span><text:span text:style-name="T17">0,0)</text:span><text:span text:style-name="T15"> </text:span><text:span text:style-name="T15">– </text:span><text:span text:style-name="T16">Vec</text:span><text:span text:style-name="T16">3</text:span><text:span text:style-name="T17">(0,</text:span><text:span text:style-name="T17">1,0)</text:span><text:span text:style-name="T15"> </text:span><text:span text:style-name="T15">– </text:span><text:span text:style-name="T16">Vec</text:span><text:span text:style-name="T16">3</text:span><text:span text:style-name="T17">(0,</text:span><text:span text:style-name="T17">0,1)</text:span><text:span text:style-name="T15"> </text:span><text:span text:style-name="T15">= </text:span><text:span text:style-name="T18">Poi</text:span><text:span text:style-name="T18">nt3</text:span><text:span text:style-name="T19">(-</text:span><text:span text:style-name="T19">1.7</text:span><text:span text:style-name="T19">8,-</text:span><text:span text:style-name="T19">1,-</text:span><text:span text:style-name="T19">1)</text:span></text:p>
            <text:p text:style-name="P5"><text:span text:style-name="T19"/></text:p>
            <text:p text:style-name="P5"><text:span text:style-name="T19">No</text:span><text:span text:style-name="T19">w </text:span><text:span text:style-name="T19">we </text:span><text:span text:style-name="T19">can </text:span><text:span text:style-name="T19">tak</text:span><text:span text:style-name="T19">e </text:span><text:span text:style-name="T19">any </text:span><text:span text:style-name="T19">pix</text:span><text:span text:style-name="T19">el </text:span><text:span text:style-name="T19">on </text:span><text:span text:style-name="T19">the </text:span><text:span text:style-name="T19">out</text:span><text:span text:style-name="T19">put </text:span><text:span text:style-name="T19">ima</text:span><text:span text:style-name="T19">ge </text:span><text:span text:style-name="T19">(wh</text:span><text:span text:style-name="T19">ich </text:span><text:span text:style-name="T19">sta</text:span><text:span text:style-name="T19">rts </text:span><text:span text:style-name="T19">out </text:span><text:span text:style-name="T19">bla</text:span><text:span text:style-name="T19">nk </text:span><text:span text:style-name="T19">like </text:span><text:span text:style-name="T19">a </text:span><text:span text:style-name="T19">can</text:span><text:span text:style-name="T19">vas</text:span><text:span text:style-name="T19">) </text:span><text:span text:style-name="T19">an</text:span><text:span text:style-name="T19">d </text:span><text:span text:style-name="T19">cal</text:span><text:span text:style-name="T19">cul</text:span><text:span text:style-name="T19">ate </text:span><text:span text:style-name="T19">it’s </text:span><text:span text:style-name="T19">rela</text:span><text:span text:style-name="T19">tive </text:span><text:span text:style-name="T19">po</text:span><text:span text:style-name="T19">siti</text:span><text:span text:style-name="T19">on </text:span><text:span text:style-name="T19">on </text:span><text:span text:style-name="T19">the </text:span><text:span text:style-name="T19">vie</text:span><text:span text:style-name="T19">wp</text:span><text:span text:style-name="T19">ort </text:span><text:span text:style-name="T19">(usi</text:span><text:span text:style-name="T19">ng </text:span><text:span text:style-name="T19">U </text:span><text:span text:style-name="T19">an</text:span><text:span text:style-name="T19">d V </text:span><text:span text:style-name="T19">whi</text:span><text:span text:style-name="T19">ch </text:span><text:span text:style-name="T19">are </text:span><text:span text:style-name="T19">fra</text:span><text:span text:style-name="T19">ctio</text:span><text:span text:style-name="T19">ns </text:span><text:span text:style-name="T19">of </text:span><text:span text:style-name="T19">the </text:span><text:span text:style-name="T19">Hor</text:span><text:span text:style-name="T19">izo</text:span><text:span text:style-name="T19">ntal </text:span><text:span text:style-name="T19">an</text:span><text:span text:style-name="T19">d </text:span><text:span text:style-name="T19">Ver</text:span><text:span text:style-name="T19">tica</text:span><text:span text:style-name="T19">l </text:span><text:span text:style-name="T19">Vec</text:span><text:span text:style-name="T19">tor</text:span><text:span text:style-name="T19">s). </text:span><text:span text:style-name="T19">On</text:span><text:span text:style-name="T19">ce </text:span><text:span text:style-name="T19">we </text:span><text:span text:style-name="T19">det</text:span><text:span text:style-name="T19">er</text:span><text:span text:style-name="T19">min</text:span><text:span text:style-name="T19">e </text:span><text:span text:style-name="T19">the </text:span><text:span text:style-name="T19">col</text:span><text:span text:style-name="T19">our </text:span><text:span text:style-name="T19">at </text:span><text:span text:style-name="T19">tha</text:span><text:span text:style-name="T19">t </text:span><text:span text:style-name="T19">loc</text:span><text:span text:style-name="T19">atio</text:span><text:span text:style-name="T19">n </text:span><text:span text:style-name="T19">on </text:span><text:span text:style-name="T19">the </text:span><text:span text:style-name="T19">vie</text:span><text:span text:style-name="T19">wp</text:span><text:span text:style-name="T19">ort </text:span><text:span text:style-name="T19">(by </text:span><text:span text:style-name="T19">sen</text:span><text:span text:style-name="T19">din</text:span><text:span text:style-name="T19">g a </text:span><text:span text:style-name="T19">ray </text:span><text:span text:style-name="T19">to </text:span><text:span text:style-name="T19">tha</text:span><text:span text:style-name="T19">t </text:span><text:span text:style-name="T19">poi</text:span><text:span text:style-name="T19">nt), </text:span><text:span text:style-name="T19">we </text:span><text:span text:style-name="T19">ma</text:span><text:span text:style-name="T19">ke </text:span><text:span text:style-name="T19">the </text:span><text:span text:style-name="T19">pix</text:span><text:span text:style-name="T19">el </text:span><text:span text:style-name="T19">tha</text:span><text:span text:style-name="T19">t </text:span><text:span text:style-name="T19">col</text:span><text:span text:style-name="T19">our </text:span><text:span text:style-name="T19">on </text:span><text:span text:style-name="T19">our </text:span><text:span text:style-name="T19">out</text:span><text:span text:style-name="T19">put </text:span><text:span text:style-name="T19">ima</text:span><text:span text:style-name="T19">ge.</text:span></text:p>
            <text:p text:style-name="P5"><text:span text:style-name="T19">E.g</text:span><text:span text:style-name="T19">. if </text:span><text:span text:style-name="T19">the </text:span><text:span text:style-name="T19">ima</text:span><text:span text:style-name="T19">ge </text:span><text:span text:style-name="T19">is </text:span><text:span text:style-name="T19">400 </text:span><text:span text:style-name="T19">x </text:span><text:span text:style-name="T19">224 </text:span><text:span text:style-name="T19">pix</text:span><text:span text:style-name="T19">els, </text:span><text:span text:style-name="T19">the</text:span><text:span text:style-name="T19">n </text:span><text:span text:style-name="T19">pix</text:span><text:span text:style-name="T19">el </text:span><text:span text:style-name="T19">(16</text:span><text:span text:style-name="T19">0,1</text:span><text:span text:style-name="T19">00) </text:span><text:span text:style-name="T19">wo</text:span><text:span text:style-name="T19">uld </text:span><text:span text:style-name="T19">be </text:span><text:span text:style-name="T19">loc</text:span><text:span text:style-name="T19">ate</text:span><text:span text:style-name="T19">d </text:span><text:span text:style-name="T19">on </text:span><text:span text:style-name="T19">the </text:span><text:span text:style-name="T19">vie</text:span><text:span text:style-name="T19">wp</text:span><text:span text:style-name="T19">ort </text:span><text:span text:style-name="T19">at:</text:span></text:p>
          </draw:text-box>
        </draw:frame>
        <draw:line draw:style-name="gr11" draw:text-style-name="P4" draw:layer="layout" svg:x1="2cm" svg:y1="11.9cm" svg:x2="2cm" svg:y2="10.1cm">
          <text:p/>
        </draw:line>
        <draw:line draw:style-name="gr11" draw:text-style-name="P4" draw:layer="layout" svg:x1="2cm" svg:y1="11.9cm" svg:x2="3.8cm" svg:y2="12.5cm">
          <text:p/>
        </draw:line>
        <draw:line draw:style-name="gr11" draw:text-style-name="P4" draw:layer="layout" svg:x1="2cm" svg:y1="11.9cm" svg:x2="3.6cm" svg:y2="10.7cm">
          <text:p/>
        </draw:line>
        <draw:frame draw:style-name="gr12" draw:text-style-name="P6" draw:layer="layout" svg:width="1.4cm" svg:height="0.806cm" svg:x="3.8cm" svg:y="12.138cm">
          <draw:text-box>
            <text:p text:style-name="P5">x</text:p>
          </draw:text-box>
        </draw:frame>
        <draw:frame draw:style-name="gr12" draw:text-style-name="P6" draw:layer="layout" svg:width="0.8cm" svg:height="0.806cm" svg:x="1cm" svg:y="10.1cm">
          <draw:text-box>
            <text:p text:style-name="P5">y</text:p>
          </draw:text-box>
        </draw:frame>
        <draw:frame draw:style-name="gr9" draw:text-style-name="P6" draw:layer="layout" svg:width="1.6cm" svg:height="1.673cm" svg:x="3.6cm" svg:y="10.227cm">
          <draw:text-box>
            <text:p text:style-name="P5">-z</text:p>
          </draw:text-box>
        </draw:frame>
        <draw:frame draw:style-name="gr12" draw:text-style-name="P6" draw:layer="layout" svg:width="4cm" svg:height="0.806cm" svg:x="0.2cm" svg:y="11.938cm">
          <draw:text-box>
            <text:p text:style-name="P5">(0,0,0)</text:p>
          </draw:text-box>
        </draw:frame>
        <draw:line draw:style-name="gr11" draw:text-style-name="P4" draw:layer="layout" svg:x1="2cm" svg:y1="11.9cm" svg:x2="4.6cm" svg:y2="4.3cm">
          <text:p/>
        </draw:line>
        <draw:frame draw:style-name="gr7" draw:text-style-name="P9" draw:layer="layout" svg:width="4cm" svg:height="1.361cm" svg:x="-0.4cm" svg:y="8cm">
          <draw:text-box>
            <text:p text:style-name="P8"><text:span text:style-name="T20">LL</text:span><text:span text:style-name="T20">C</text:span></text:p>
            <text:p text:style-name="P8"><text:span text:style-name="T20">(-</text:span><text:span text:style-name="T20">1.7</text:span><text:span text:style-name="T20">8,-</text:span><text:span text:style-name="T20">1,-</text:span><text:span text:style-name="T20">1)</text:span></text:p>
          </draw:text-box>
        </draw:frame>
        <draw:line draw:style-name="gr11" draw:text-style-name="P10" draw:layer="layout" svg:x1="2cm" svg:y1="3.8cm" svg:x2="4.6cm" svg:y2="4.3cm">
          <text:p/>
        </draw:line>
        <draw:line draw:style-name="gr11" draw:text-style-name="P10" draw:layer="layout" svg:x1="4.6cm" svg:y1="8.6cm" svg:x2="4.6cm" svg:y2="4.2cm">
          <text:p/>
        </draw:line>
        <draw:frame draw:style-name="gr12" draw:text-style-name="P11" draw:layer="layout" svg:width="0.6cm" svg:height="0.962cm" svg:x="4.6cm" svg:y="6.538cm">
          <draw:text-box>
            <text:p>v</text:p>
          </draw:text-box>
        </draw:frame>
        <draw:frame draw:style-name="gr12" draw:text-style-name="P11" draw:layer="layout" svg:width="0.8cm" svg:height="0.962cm" svg:x="2.8cm" svg:y="3.138cm">
          <draw:text-box>
            <text:p>u</text:p>
          </draw:text-box>
        </draw:frame>
        <draw:line draw:style-name="gr13" draw:text-style-name="P10" draw:layer="layout" svg:x1="4.9cm" svg:y1="12.944cm" svg:x2="8.1cm" svg:y2="9.6cm">
          <text:p/>
        </draw:line>
        <draw:frame draw:style-name="gr14" draw:text-style-name="P13" draw:layer="layout" svg:width="2.6cm" svg:height="1.479cm" svg:x="6.5cm" svg:y="11.121cm">
          <draw:text-box>
            <text:p text:style-name="P12"><text:span text:style-name="T15">F</text:span><text:span text:style-name="T21">l</text:span><text:span text:style-name="T15"> = </text:span><text:span text:style-name="T15">1.0</text:span></text:p>
          </draw:text-box>
        </draw:frame>
        <draw:line draw:style-name="gr13" draw:text-style-name="P10" draw:layer="layout" svg:x1="22.2cm" svg:y1="2.8cm" svg:x2="22.8cm" svg:y2="2.8cm">
          <text:p/>
        </draw:line>
        <draw:line draw:style-name="gr13" draw:text-style-name="P10" draw:layer="layout" svg:x1="21cm" svg:y1="3.7cm" svg:x2="21cm" svg:y2="3.1cm">
          <text:p/>
        </draw:line>
        <draw:frame draw:style-name="gr15" draw:text-style-name="P14" draw:layer="layout" svg:width="0.2cm" svg:height="0.47cm" svg:x="12.287cm" svg:y="7.3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11" draw:layer="layout" svg:width="25cm" svg:height="2.471cm" svg:x="0cm" svg:y="13.6cm">
          <draw:text-box>
            <text:p><text:span text:style-name="T19">U = </text:span><text:span text:style-name="T19">(16</text:span><text:span text:style-name="T19">0/4</text:span><text:span text:style-name="T19">00) <text:s/></text:span><text:span text:style-name="T19">Hor</text:span><text:span text:style-name="T19">izo</text:span><text:span text:style-name="T19">ntal </text:span><text:span text:style-name="T19">Vec</text:span><text:span text:style-name="T19">tor </text:span><text:span text:style-name="T19">= </text:span><text:span text:style-name="T19">0.4</text:span><text:span text:style-name="T19">0 <text:s/></text:span><text:span text:style-name="T16">Vec</text:span><text:span text:style-name="T16">3</text:span><text:span text:style-name="T17">(3.</text:span><text:span text:style-name="T17">56,</text:span><text:span text:style-name="T17">0,0)</text:span><text:span text:style-name="T19"> </text:span><text:span text:style-name="T19">= </text:span><text:span text:style-name="T16">Vec</text:span><text:span text:style-name="T16">3</text:span><text:span text:style-name="T17">(1.</text:span><text:span text:style-name="T17">42,</text:span><text:span text:style-name="T17">0,0) </text:span></text:p>
            <text:p><text:span text:style-name="T19">V = </text:span><text:span text:style-name="T19">(10</text:span><text:span text:style-name="T19">0/2</text:span><text:span text:style-name="T19">24) <text:s/></text:span><text:span text:style-name="T19">Hor</text:span><text:span text:style-name="T19">izo</text:span><text:span text:style-name="T19">ntal </text:span><text:span text:style-name="T19">Vec</text:span><text:span text:style-name="T19">tor </text:span><text:span text:style-name="T19">= </text:span><text:span text:style-name="T19">0.4</text:span><text:span text:style-name="T19">5 <text:s/></text:span><text:span text:style-name="T16">Vec</text:span><text:span text:style-name="T16">3</text:span><text:span text:style-name="T17">(0,</text:span><text:span text:style-name="T17">2,0)</text:span><text:span text:style-name="T19"> </text:span><text:span text:style-name="T19">= </text:span><text:span text:style-name="T16">Vec</text:span><text:span text:style-name="T16">3</text:span><text:span text:style-name="T17">(0,</text:span><text:span text:style-name="T17">0.9,</text:span><text:span text:style-name="T17">0)</text:span></text:p>
            <text:p><text:span text:style-name="T22">Ra</text:span><text:span text:style-name="T22">y </text:span><text:span text:style-name="T22">En</text:span><text:span text:style-name="T22">dP</text:span><text:span text:style-name="T22">oin</text:span><text:span text:style-name="T22">t = </text:span><text:span text:style-name="T22">LL</text:span><text:span text:style-name="T22">C + </text:span><text:span text:style-name="T22">U + </text:span><text:span text:style-name="T22">V = </text:span><text:span text:style-name="T23">Poi</text:span><text:span text:style-name="T23">nt3</text:span><text:span text:style-name="T22">(-</text:span><text:span text:style-name="T22">1.7</text:span><text:span text:style-name="T22">8,-</text:span><text:span text:style-name="T22">1,-</text:span><text:span text:style-name="T22">1) + </text:span><text:span text:style-name="T24">Vec</text:span><text:span text:style-name="T24">3</text:span><text:span text:style-name="T25">(1.</text:span><text:span text:style-name="T25">42,</text:span><text:span text:style-name="T25">0,0)</text:span><text:span text:style-name="T22"> </text:span><text:span text:style-name="T22">+ </text:span><text:span text:style-name="T16">Vec</text:span><text:span text:style-name="T16">3</text:span><text:span text:style-name="T17">(0,</text:span><text:span text:style-name="T17">0.9,</text:span><text:span text:style-name="T17">0)</text:span><text:span text:style-name="T19"> = </text:span><text:span text:style-name="T18">Poi</text:span><text:span text:style-name="T18">nt3</text:span><text:span text:style-name="T19">(0.5</text:span><text:span text:style-name="T19">3,-</text:span><text:span text:style-name="T19">0.1,</text:span><text:span text:style-name="T19">-1 ) 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color="#000000" draw:marker-end="Arrow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0T12:52:12.603686764</meta:creation-date>
    <dc:date>2021-05-10T14:22:20.783319233</dc:date>
    <meta:editing-duration>PT1H19M13S</meta:editing-duration>
    <meta:editing-cycles>33</meta:editing-cycles>
    <meta:generator>LibreOffice/6.1.5.2$Linux_X86_64 LibreOffice_project/10$Build-2</meta:generator>
    <meta:document-statistic meta:object-count="53"/>
  </office:meta>
</office:document-meta>
</file>

<file path=Object 1/content.xml><?xml version="1.0" encoding="utf-8"?>
<math xmlns="http://www.w3.org/1998/Math/MathML" display="block"/>
</file>